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2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Without</text:p>
          </table:table-cell>
          <table:table-cell office:value-type="string" calcext:value-type="string">
            <text:p>With</text:p>
          </table:table-cell>
          <table:table-cell table:number-columns-repeated="1022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5.52" calcext:value-type="float">
            <text:p>5.52</text:p>
          </table:table-cell>
          <table:table-cell table:number-columns-repeated="1022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5.83" calcext:value-type="float">
            <text:p>5.83</text:p>
          </table:table-cell>
          <table:table-cell/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ce3" office:value-type="float" office:value="8.4" calcext:value-type="float">
            <text:p>8.40</text:p>
          </table:table-cell>
          <table:table-cell office:value-type="float" office:value="5.72" calcext:value-type="float">
            <text:p>5.72</text:p>
          </table:table-cell>
          <table:table-cell table:number-columns-repeated="1022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5.47" calcext:value-type="float">
            <text:p>5.47</text:p>
          </table:table-cell>
          <table:table-cell table:number-columns-repeated="1022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5.46" calcext:value-type="float">
            <text:p>5.4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SUM([.A2:.A7])/42" office:value-type="float" office:value="1.16571428571429" calcext:value-type="float">
            <text:p>1.16571428571429</text:p>
          </table:table-cell>
          <table:table-cell table:formula="of:=SUM([.B2:.B7])/42" office:value-type="float" office:value="0.800714285714286" calcext:value-type="float">
            <text:p>0.800714285714286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00-00-00</text:date>, <text:time style:data-style-name="N2" text:time-value="23:05:35.146477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23:05:35.962877857</meta:creation-date>
    <dc:title>Noto Sans</dc:title>
    <meta:editing-duration>PT4H46M10S</meta:editing-duration>
    <meta:editing-cycles>2</meta:editing-cycles>
    <meta:generator>LibreOffice/6.4.5.2$Linux_X86_64 LibreOffice_project/40$Build-2</meta:generator>
    <meta:initial-creator>Yudong Sun</meta:initial-creator>
    <dc:date>2020-08-13T04:08:51.204554185</dc:date>
    <dc:creator>Yudong Sun</dc:creator>
    <meta:document-statistic meta:table-count="1" meta:cell-count="16" meta:object-count="0"/>
    <meta:template xlink:type="simple" xlink:actuate="onRequest" xlink:title="Noto Sans" xlink:href="../../../../../../../../../home/sunyudong/Templates/Noto%20Sans1.ots" meta:date="2020-08-12T23:05:35.174821445"/>
  </office:meta>
</office:document-meta>
</file>